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  <style:font-face style:name="arial" svg:font-family="arial" style:font-family-generic="swiss"/>
    <style:font-face style:name="arial1" svg:font-family="arial, helvetica, sans-serif"/>
  </office:font-face-decls>
  <office:automatic-styles>
    <style:style style:name="P1" style:family="paragraph" style:parent-style-name="Standard">
      <style:text-properties officeooo:rsid="00104158" officeooo:paragraph-rsid="00104158"/>
    </style:style>
    <style:style style:name="P2" style:family="paragraph" style:parent-style-name="Standard">
      <style:text-properties style:font-name="arial" fo:font-size="12pt" fo:font-weight="bold" officeooo:rsid="00104158" officeooo:paragraph-rsid="0010415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" fo:font-size="12pt" officeooo:rsid="00104158" officeooo:paragraph-rsid="00104158" style:font-size-asian="12pt" style:font-size-complex="12pt"/>
    </style:style>
    <style:style style:name="P4" style:family="paragraph" style:parent-style-name="Standard">
      <style:text-properties style:font-name="Times" fo:font-size="12pt" fo:font-weight="normal" officeooo:rsid="00104158" officeooo:paragraph-rsid="00111e75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" fo:font-size="10pt" fo:font-style="italic" fo:font-weight="bold" officeooo:rsid="00104158" officeooo:paragraph-rsid="00111e75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fo:font-weight="normal" officeooo:rsid="00104158" officeooo:paragraph-rsid="00104158" style:font-weight-asian="normal" style:font-weight-complex="normal"/>
    </style:style>
    <style:style style:name="P7" style:family="paragraph" style:parent-style-name="Standard">
      <style:text-properties officeooo:paragraph-rsid="00111e75"/>
    </style:style>
    <style:style style:name="P8" style:family="paragraph" style:parent-style-name="Standard">
      <style:text-properties fo:font-size="12pt" fo:font-style="normal" fo:font-weight="normal" officeooo:rsid="00111e75" officeooo:paragraph-rsid="00111e7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111e75" officeooo:paragraph-rsid="0013896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119e78" officeooo:paragraph-rsid="00119e7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119e78" officeooo:paragraph-rsid="0013896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officeooo:rsid="00119e78" officeooo:paragraph-rsid="00119e78"/>
    </style:style>
    <style:style style:name="P13" style:family="paragraph" style:parent-style-name="Standard">
      <style:text-properties officeooo:paragraph-rsid="00138969"/>
    </style:style>
    <style:style style:name="T1" style:family="text">
      <style:text-properties fo:font-variant="normal" fo:text-transform="none" fo:color="#000000" loext:opacity="100%" fo:letter-spacing="normal" fo:font-style="normal"/>
    </style:style>
    <style:style style:name="T2" style:family="text">
      <style:text-properties fo:font-variant="normal" fo:text-transform="none" fo:color="#000000" loext:opacity="100%" style:font-name="arial" fo:letter-spacing="normal"/>
    </style:style>
    <style:style style:name="T3" style:family="text">
      <style:text-properties fo:font-variant="normal" fo:text-transform="none" fo:color="#000000" loext:opacity="100%" style:font-name="arial" fo:letter-spacing="normal" fo:font-style="normal"/>
    </style:style>
    <style:style style:name="T4" style:family="text">
      <style:text-properties fo:font-variant="normal" fo:text-transform="none" fo:color="#000000" loext:opacity="100%" style:font-name="arial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font-name="arial" fo:letter-spacing="normal" fo:font-style="normal" officeooo:rsid="00111e75"/>
    </style:style>
    <style:style style:name="T6" style:family="text">
      <style:text-properties fo:font-variant="normal" fo:text-transform="none" fo:color="#000000" loext:opacity="100%" style:font-name="arial" fo:letter-spacing="normal" fo:font-style="normal" officeooo:rsid="00119e78"/>
    </style:style>
    <style:style style:name="T7" style:family="text">
      <style:text-properties fo:font-variant="normal" fo:text-transform="none" fo:color="#000000" loext:opacity="100%" style:font-name="arial" fo:letter-spacing="normal"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font-name="arial" fo:letter-spacing="normal" officeooo:rsid="00111e75"/>
    </style:style>
    <style:style style:name="T9" style:family="text">
      <style:text-properties fo:font-variant="normal" fo:text-transform="none" fo:color="#000000" loext:opacity="100%" style:font-name="arial" fo:letter-spacing="normal" fo:font-style="italic" fo:font-weight="bold" officeooo:rsid="00119e78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loext:opacity="100%" style:font-name="arial" fo:letter-spacing="normal" fo:font-style="italic" style:text-underline-style="none" fo:font-weight="bold" officeooo:rsid="00138969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loext:opacity="100%" style:font-name="arial" fo:letter-spacing="normal" officeooo:rsid="00138969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arial" fo:font-size="12pt" fo:letter-spacing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italic" style:font-size-asian="12pt" style:font-style-asian="italic" style:font-size-complex="12pt" style:font-style-complex="italic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italic" fo:font-weight="bold" officeooo:rsid="00111e75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italic" fo:font-weight="bold" officeooo:rsid="00119e78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italic" fo:font-weight="bold" officeooo:rsid="00138969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color="#000000" loext:opacity="100%" style:font-name="arial" fo:font-size="12pt" fo:letter-spacing="normal" fo:font-weight="bold" style:font-size-asian="12pt" style:font-weight-asian="bold" style:font-size-complex="12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5">Nome: </text:span><text:span text:style-name="T12">Eduardo Belarmino Silva</text:span></text:p>
      <text:p text:style-name="P12"><text:span text:style-name="T15">Matrícula: </text:span><text:span text:style-name="T12">221008580</text:span></text:p>
      <text:p text:style-name="P1"><text:span text:style-name="T15"/></text:p>
      <text:p text:style-name="P1"><text:span text:style-name="T15">1) No que corresponde uma cópia de segurança ou </text:span><text:span text:style-name="Emphasis"><text:span text:style-name="T22">backup</text:span></text:span><text:span text:style-name="Emphasis"><text:span text:style-name="T16"> </text:span></text:span><text:span text:style-name="T15">para um Sistema Gerenciador de Banco de Dados?</text:span></text:p>
      <text:p text:style-name="P1"><text:span text:style-name="T15"/></text:p>
      <text:p text:style-name="P6"><text:span text:style-name="T13">Uma cópia de segurança ou </text:span><text:span text:style-name="T17">backup </text:span><text:span text:style-name="T14">é o processo de criar cópias das estruturas e dados de um banco, afim de poder fazer a recuperação em caso de perdas, falhas ou corrupção.</text:span></text:p>
      <text:p text:style-name="P2"><text:span text:style-name="T1"/></text:p>
      <text:p text:style-name="P3"><text:span text:style-name="T4">2) O </text:span><text:span text:style-name="Strong_20_Emphasis"><text:span text:style-name="T4">MySQL </text:span></text:span><text:span text:style-name="T4">possui recurso, ou recursos, para realizar </text:span><text:span text:style-name="Strong_20_Emphasis"><text:span text:style-name="Emphasis"><text:span text:style-name="T4">backup </text:span></text:span></text:span><text:span text:style-name="T4">e </text:span><text:span text:style-name="Strong_20_Emphasis"><text:span text:style-name="Emphasis"><text:span text:style-name="T4">restore </text:span></text:span></text:span><text:span text:style-name="T4">de sua(s) base(s) de dados? Se ele tiver (responda SIM ou NÃO), informe uma instrução coerente para o </text:span><text:span text:style-name="Emphasis"><text:span text:style-name="T7">backup </text:span></text:span><text:span text:style-name="T4">da base de dados denominada </text:span><text:span text:style-name="Strong_20_Emphasis"><text:span text:style-name="T4">sbd1Unb </text:span></text:span><text:span text:style-name="T4">e outra instrução que faria o </text:span><text:span text:style-name="Emphasis"><text:span text:style-name="T7">restore </text:span></text:span><text:span text:style-name="T4">(restauração) da base de dados a partir do </text:span><text:span text:style-name="Emphasis"><text:span text:style-name="T7">backup </text:span></text:span><text:span text:style-name="T4">que foi feito na sua instrução de resposta para efetivação da cópia de segurança da base de dados </text:span><text:span text:style-name="Strong_20_Emphasis"><text:span text:style-name="T4">sbd1Unb</text:span></text:span><text:span text:style-name="T4">.</text:span></text:p>
      <text:p text:style-name="P3"><text:span text:style-name="T4"/></text:p>
      <text:p text:style-name="P4"><text:span text:style-name="T3">Sim, </text:span><text:span text:style-name="T5">a instrução por linha de comando para gerar um arquivo dump </text:span><text:span text:style-name="T6">para um usuario chamado </text:span><text:span text:style-name="T9">eduardo</text:span><text:span text:style-name="T5">:</text:span></text:p>
      <text:p text:style-name="P5"><text:span text:style-name="T8"/></text:p>
      <text:p text:style-name="P7"><text:span text:style-name="T19">mysqldump -u eduardo -p --host=localhost --port=3306 </text:span><text:bookmark text:name="yui_3_17_2_1_1720113907371_806"/><text:span text:style-name="Strong_20_Emphasis"><text:span text:style-name="T19">sbd1Unb</text:span></text:span><text:span text:style-name="T19"> &gt; backup_</text:span><text:span text:style-name="Strong_20_Emphasis"><text:span text:style-name="T19">sbd1Unb_04_07_24</text:span></text:span><text:span text:style-name="T19">.sql</text:span></text:p>
      <text:p text:style-name="P7"><text:span text:style-name="T19"/></text:p>
      <text:p text:style-name="P10"><text:span text:style-name="T2">para criar um dump como root no linux:</text:span></text:p>
      <text:p text:style-name="P10"><text:span text:style-name="T2"/></text:p>
      <text:p text:style-name="P10"><text:span text:style-name="T18">sudo </text:span><text:span text:style-name="T19">mysqldump --host=localhost --port=3306 </text:span><text:bookmark text:name="yui_3_17_2_1_1720113907371_8062"/><text:span text:style-name="Strong_20_Emphasis"><text:span text:style-name="T19">sbd1Unb</text:span></text:span><text:span text:style-name="T19"> &gt; backup_</text:span><text:span text:style-name="Strong_20_Emphasis"><text:span text:style-name="T19">sbd1Unb_04_07_24</text:span></text:span><text:span text:style-name="T19">.sql</text:span></text:p>
      <text:p text:style-name="P8"><text:span text:style-name="T2"/></text:p>
      <text:p text:style-name="P8"><text:span text:style-name="T11">o</text:span><text:span text:style-name="T2"> arquivo </text:span><text:span text:style-name="T18">backup_</text:span><text:span text:style-name="Strong_20_Emphasis"><text:span text:style-name="T18">sbd1Unb_04_07_24</text:span></text:span><text:span text:style-name="T18">.sql </text:span><text:span text:style-name="T2">poderá ser usado para restauração atráves da instrução </text:span><text:span text:style-name="T11">para um usuario chamado </text:span><text:span text:style-name="T10">eduardo</text:span><text:span text:style-name="T2">:</text:span></text:p>
      <text:p text:style-name="P8"><text:span text:style-name="T18"/></text:p>
      <text:p text:style-name="P9"><text:span text:style-name="T18">mysql -u </text:span><text:span text:style-name="T20">eduardo</text:span><text:span text:style-name="T18"> -p --host=localhost --port=3306 </text:span><text:bookmark text:name="yui_3_17_2_1_1720113907371_8061"/><text:span text:style-name="Strong_20_Emphasis"><text:span text:style-name="T18">sbd1Unb</text:span></text:span><text:span text:style-name="T18"> &lt; backup_</text:span><text:span text:style-name="Strong_20_Emphasis"><text:span text:style-name="T18">sbd1Unb_04_07_24</text:span></text:span><text:span text:style-name="T18">.sql</text:span></text:p>
      <text:p text:style-name="P13"><text:span text:style-name="T19"/></text:p>
      <text:p text:style-name="P11"><text:span text:style-name="T2">para </text:span><text:span text:style-name="T11">restaurar</text:span><text:span text:style-name="T2"> como root no linux:</text:span></text:p>
      <text:p text:style-name="P9"><text:span text:style-name="T18"/></text:p>
      <text:p text:style-name="P9"><text:span text:style-name="T21">sudo </text:span><text:span text:style-name="T18">mysql --host=localhost --port=3306 </text:span><text:bookmark text:name="yui_3_17_2_1_1720113907371_80611"/><text:span text:style-name="Strong_20_Emphasis"><text:span text:style-name="T18">sbd1Unb</text:span></text:span><text:span text:style-name="T18"> &lt; backup_</text:span><text:span text:style-name="Strong_20_Emphasis"><text:span text:style-name="T18">sbd1Unb_04_07_24</text:span></text:span><text:span text:style-name="T18">.sq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  <style:font-face style:name="arial" svg:font-family="arial" style:font-family-generic="swiss"/>
    <style:font-face style:name="arial1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4:29:10.943350303</meta:creation-date>
    <dc:date>2024-07-04T15:08:10.112540657</dc:date>
    <meta:editing-duration>PT18M1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215" meta:character-count="1359" meta:non-whitespace-character-count="1165"/>
  </office:meta>
</office:document-meta>
</file>